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6417in"/>
    </style:style>
    <style:style style:name="co4" style:family="table-column">
      <style:table-column-properties fo:break-before="auto" style:column-width="3.0953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945in" fo:break-before="auto" style:use-optimal-row-height="true"/>
    </style:style>
    <style:style style:name="ro4" style:family="table-row">
      <style:table-row-properties style:row-height="0.228in" fo:break-before="auto" style:use-optimal-row-height="true"/>
    </style:style>
    <style:style style:name="ro5" style:family="table-row">
      <style:table-row-properties style:row-height="0.35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fo:color="#000000"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name-asian="Helvetica"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fo:font-size="11pt" fo:language="en" fo:country="US" style:font-size-asian="11pt" style:language-asian="en" style:country-asian="US" style:font-size-complex="6.25pt" style:language-complex="en" style:country-complex="US"/>
    </style:style>
    <style:style style:name="ce6" style:family="table-cell" style:parent-style-name="Default">
      <style:text-properties fo:color="#000000" style:font-name="Helvetica" fo:font-size="11pt" fo:language="en" fo:country="US" style:font-name-asian="Helvetica" style:font-size-asian="11pt" style:language-asian="en" style:country-asian="US" style:font-name-complex="Helvetica" style:font-size-complex="6.25pt" style:language-complex="en" style:country-complex="US"/>
    </style:style>
    <style:style style:name="ce7" style:family="table-cell" style:parent-style-name="Default">
      <style:text-properties fo:color="#1a1818" style:text-outline="false" style:text-line-through-style="none" style:font-name="Helvetica" fo:font-size="8pt" fo:language="en" fo:country="US" fo:font-style="normal" fo:text-shadow="none" style:text-underline-style="none" style:text-underline-mode="continuous" style:text-overline-mode="continuous" style:text-line-through-mode="continuous" style:font-name-asian="Helvetica" style:font-size-asian="8pt" style:language-asian="en" style:country-asian="US" style:font-style-asian="normal" style:font-size-complex="4.55000019073486pt" style:language-complex="en" style:country-complex="US" style:font-style-complex="normal" style:text-emphasize="none" style:font-relief="none" style:text-overline-style="none" style:text-overline-color="font-color"/>
    </style:style>
    <style:style style:name="ce8" style:family="table-cell" style:parent-style-name="Default">
      <style:text-properties fo:color="#1a1818" style:text-outline="false" style:text-line-through-style="none" style:font-name="Helvetica" fo:font-size="8pt" fo:language="en" fo:country="US" fo:font-style="normal" fo:text-shadow="none" style:text-underline-style="none" fo:font-weight="bold" style:text-underline-mode="continuous" style:text-overline-mode="continuous" style:text-line-through-mode="continuous" style:font-name-asian="Helvetica" style:font-size-asian="8pt" style:language-asian="en" style:country-asian="US" style:font-style-asian="normal" style:font-weight-asian="bold" style:font-size-complex="4.55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ce10"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font-name="Helvetica" fo:language="en" fo:country="US" style:font-name-asian="Helvetica" style:language-asian="en" style:country-asian="US" style:font-size-complex="5.69999980926514pt" style:language-complex="en" style:country-complex="US"/>
    </style:style>
    <style:style style:name="ce12" style:family="table-cell" style:parent-style-name="Default">
      <style:text-properties fo:color="#1a1818" style:text-outline="false" style:text-line-through-style="none" style:font-name="Helvetica"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37"/>
    <style:style style:name="ce14"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fo:color="#000000" style:font-name="Helvetica" fo:language="en" fo:country="US" style:font-name-asian="Helvetica" style:language-asian="en" style:country-asian="US" style:font-name-complex="Helvetica" style:font-size-complex="5.65000009536743pt" style:language-complex="en" style:country-complex="US"/>
    </style:style>
    <style:style style:name="ta_extref" style:family="table">
      <style:table-properties table:display="false"/>
    </style:style>
    <style:style style:name="T1" style:family="text">
      <style:text-properties fo:color="#000000" style:font-name="Helvetica" fo:font-size="11pt" style:font-name-asian="Helvetica" style:font-size-asian="11pt" style:font-name-complex="Helvetica" style:font-size-complex="6.30000019073486pt"/>
    </style:style>
    <style:style style:name="T2" style:family="text">
      <style:text-properties fo:color="#000000" style:font-name="Symbol" fo:font-size="11pt" style:font-name-asian="Symbol" style:font-size-asian="11pt" style:font-name-complex="Symbol" style:font-size-complex="6.30000019073486pt"/>
    </style:style>
    <style:style style:name="T3" style:family="text">
      <style:text-properties fo:color="#1a1818" style:font-name="Helvetica" fo:font-size="8pt" fo:font-weight="bold" style:font-name-asian="Helvetica" style:font-size-asian="8pt" style:font-weight-asian="bold" style:font-name-complex="Helvetica" style:font-size-complex="4.59999990463257pt" style:font-weight-complex="bold"/>
    </style:style>
    <style:style style:name="T4" style:family="text">
      <style:text-properties fo:color="#1a1818" style:font-name="Helvetica" fo:font-size="8pt" fo:font-weight="normal" style:font-name-asian="Helvetica" style:font-size-asian="8pt" style:font-weight-asian="normal" style:font-name-complex="Helvetica" style:font-size-complex="4.59999990463257pt" style:font-weight-complex="normal"/>
    </style:style>
    <style:style style:name="T5" style:family="text">
      <style:text-properties fo:color="#000000" style:font-name="Helvetica" fo:font-size="9pt" style:font-name-asian="Helvetica" style:font-size-asian="9pt" style:font-name-complex="Helvetica" style:font-size-complex="5.09999990463257pt"/>
    </style:style>
    <style:style style:name="T6" style:family="text">
      <style:text-properties fo:color="#000000" style:font-name="Helvetica" fo:font-size="10pt" style:font-name-asian="Helvetica" style:font-size-asian="10pt" style:font-name-complex="Helvetica" style:font-size-complex="5.69999980926514pt"/>
    </style:style>
    <style:style style:name="T7" style:family="text">
      <style:text-properties fo:color="#000000" style:font-name="Symbol" fo:font-size="10pt" style:font-name-asian="Symbol" style:font-size-asian="10pt" style:font-name-complex="Symbol" style:font-size-complex="5.69999980926514pt"/>
    </style:style>
    <style:style style:name="T8" style:family="text">
      <style:text-properties fo:color="#000000" style:font-name="Helvetica" style:font-name-asian="Helvetica" style:font-name-complex="Helvetica" style:font-size-complex="5.69999980926514pt"/>
    </style:style>
  </office:automatic-styles>
  <office:body>
    <office:spreadsheet>
      <table:table table:name="Sheet1" table:style-name="ta1" table:print="false">
        <table:table-column table:style-name="co2" table:default-cell-style-name="Default"/>
        <table:table-column table:style-name="co4" table:default-cell-style-name="Default"/>
        <table:table-row table:style-name="ro1">
          <table:table-cell table:style-name="ce1" table:number-columns-repeated="2"/>
        </table:table-row>
        <table:table-row table:style-name="ro1">
          <table:table-cell table:style-name="ce1" office:value-type="string">
            <text:p>Non-Hodgkin’s</text:p>
          </table:table-cell>
          <table:table-cell table:style-name="ce1" office:value-type="string">
            <text:p>Associated with HIV and immunosuppression Multiple, peripheral nodes; extranodal involvement</text:p>
          </table:table-cell>
        </table:table-row>
        <table:table-row table:style-name="ro1">
          <table:table-cell/>
          <table:table-cell table:style-name="ce1" office:value-type="string">
            <text:p>common; noncontiguous spread Majority involve B cells (except those of</text:p>
          </table:table-cell>
        </table:table-row>
        <table:table-row table:style-name="ro1">
          <table:table-cell/>
          <table:table-cell table:style-name="ce1" office:value-type="string">
            <text:p>lymphoblastic T-cell origin) No hypergammaglobulinemia Fewer constitutional signs/symptoms Peak incidence 20–40 years of age</text:p>
          </table:table-cell>
        </table:table-row>
        <table:table-row table:style-name="ro1">
          <table:table-cell office:value-type="string">
            <text:p>mantle cell lymphoma </text:p>
          </table:table-cell>
          <table:table-cell office:value-type="string">
            <text:p>CD 5+. CD 19, 20 +. CD 23 -. 3 years die. T( 11,14) 11= BCL-1=cyclin D, 14= IgH, 11 years first bicycle. Mantle zone. </text:p>
          </table:table-cell>
        </table:table-row>
        <table:table-row table:style-name="ro1">
          <table:table-cell office:value-type="string">
            <text:p>small non-cleaved NHL </text:p>
          </table:table-cell>
          <table:table-cell office:value-type="string">
            <text:p>(8, 14), c-myc. EBV+, CD 21+ fusion bar age,starry sky </text:p>
          </table:table-cell>
        </table:table-row>
        <table:table-row table:style-name="ro2">
          <table:table-cell office:value-type="string">
            <text:p>lymphoplasmalytic NHC Waldenstron, macroglobulinemia </text:p>
          </table:table-cell>
          <table:table-cell office:value-type="string">
            <text:p>IgM, increase lymphy nodes, 40-60 years old, hypervasicosity, strock like, blue hand and cold glutilation. <text:s/>Increase blood dense. <text:span text:style-name="T6">M spike </text:span><text:span text:style-name="T7">= </text:span><text:span text:style-name="T6">IgM (</text:span><text:span text:style-name="T7">→ </text:span><text:span text:style-name="T6">hyperviscosity symptoms); no lytic bone lesions</text:span></text:p>
          </table:table-cell>
        </table:table-row>
        <table:table-row table:style-name="ro1">
          <table:table-cell office:value-type="string">
            <text:p>mycosis fungoides</text:p>
          </table:table-cell>
          <table:table-cell office:value-type="string">
            <text:p>T cell skin tumor, 40-50, rash, ulceration and fungle, skin biopsy= dermis migrate to epidermis, clot from dermis. Sezary sign in blood </text:p>
          </table:table-cell>
        </table:table-row>
        <table:table-row table:style-name="ro2">
          <table:table-cell table:style-name="ce2" office:value-type="string">
            <text:p>Multiple myeloma</text:p>
          </table:table-cell>
          <table:table-cell table:style-name="ce10" office:value-type="string">
            <text:p><text:span text:style-name="T6">Monoclonal plasma cell (“fried-egg” appearance) cancer that arises in the marrow and produces large amounts of IgG (55%) or IgA (25%). Most common 1° tumor arising within bone in the elderly (&gt; 40–50 years of age). Destructive bone lesions and consequent hypercalcemia. Renal insufficiency, </text:span><text:span text:style-name="T7">↑ </text:span><text:span text:style-name="T6">susceptibility to infection, and anemia. Associated with 1° amyloidosis (AL) and punched-out lytic bone lesions on x-ray. Characterized by monoclonal immunoglobulin spike (M protein) on serum protein electrophoresis and Ig light chains in urine (Bence Jones protein). Blood smear shows RBCs stacked like poker chips (rouleaux formation).</text:span></text:p>
          </table:table-cell>
        </table:table-row>
        <table:table-row table:style-name="ro1">
          <table:table-cell/>
          <table:table-cell office:value-type="string">
            <text:p>Think Crab= hyperCalcemia, Renal insufficient, Anemia, Bone/Back pain</text:p>
          </table:table-cell>
        </table:table-row>
        <table:table-row table:style-name="ro1">
          <table:table-cell office:value-type="string">
            <text:p>ALL </text:p>
          </table:table-cell>
          <table:table-cell office:value-type="string">
            <text:p>lymphoblast, TdT and CD10, Calla, pre- B ALL. CNS and testes spread, testes no cure comes back, Tumor lysis syn= increase K and uric acid= renal failure. Good prognosis. Age 3-7</text:p>
          </table:table-cell>
        </table:table-row>
        <table:table-row table:style-name="ro1">
          <table:table-cell office:value-type="string">
            <text:p>AML </text:p>
          </table:table-cell>
          <table:table-cell office:value-type="string">
            <text:p>myeloperoxidase and sudan B black +. M3= DIC= ( 15, 17)= acute promyelocytic leukemia </text:p>
          </table:table-cell>
        </table:table-row>
        <table:table-row table:style-name="ro1">
          <table:table-cell/>
          <table:table-cell office:value-type="string">
            <text:p>M5= CNS, gingiva skin( chloroma) =NE +</text:p>
          </table:table-cell>
        </table:table-row>
        <table:table-row table:style-name="ro1">
          <table:table-cell/>
          <table:table-cell office:value-type="string">
            <text:p>M7= myelofibrosis= tear drop</text:p>
          </table:table-cell>
        </table:table-row>
        <table:table-row table:style-name="ro1">
          <table:table-cell/>
          <table:table-cell office:value-type="string">
            <text:p>Treatment= All trans Vitami A </text:p>
          </table:table-cell>
        </table:table-row>
        <table:table-row table:style-name="ro2">
          <table:table-cell table:style-name="ce2" office:value-type="string">
            <text:p>Leukemoid reaction</text:p>
          </table:table-cell>
          <table:table-cell table:style-name="ce10" office:value-type="string">
            <text:p><text:span text:style-name="T7"><text:s/></text:span><text:span text:style-name="T6">with left shift (e.g., 80% bands) and </text:span><text:span text:style-name="T7">↑ </text:span><text:span text:style-name="T6">leukocyte alkaline phosphatase.</text:span></text:p>
          </table:table-cell>
        </table:table-row>
        <table:table-row table:style-name="ro1">
          <table:table-cell table:style-name="ce2" office:value-type="string">
            <text:p>Auer bodies (rods)</text:p>
          </table:table-cell>
          <table:table-cell table:style-name="ce1" office:value-type="string">
            <text:p>Auer rods are peroxidase-positive cytoplasmic inclusions in granulocytes and myeloblasts. Primarily seen in acute promyelocytic leukemia (M3).</text:p>
          </table:table-cell>
        </table:table-row>
        <table:table-row table:style-name="ro1">
          <table:table-cell table:style-name="ce2" office:value-type="string">
            <text:p>Histiocytosis X</text:p>
          </table:table-cell>
          <table:table-cell table:style-name="ce1" office:value-type="string">
            <text:p>Caused by Langerhans cells from the monocyte lineage that infiltrate the lung. Birbeck granules (“tennis rackets” on EM). Primarily affects young adults. Worse with smoking.</text:p>
          </table:table-cell>
        </table:table-row>
        <table:table-row table:style-name="ro1">
          <table:table-cell/>
          <table:table-cell office:value-type="string">
            <text:p>defective cell express S-100 and CD 1a. Older terms= letterer siwe disease, hand-schuller-christian disease, eosinophilic granulomas</text:p>
          </table:table-cell>
        </table:table-row>
        <table:table-row table:style-name="ro1">
          <table:table-cell office:value-type="string">
            <text:p>T( 11, 22) </text:p>
          </table:table-cell>
          <table:table-cell office:value-type="string">
            <text:p>ewing's sarcoma </text:p>
          </table:table-cell>
        </table:table-row>
        <table:table-row table:style-name="ro1">
          <table:table-cell office:value-type="string">
            <text:p>JAK2</text:p>
          </table:table-cell>
          <table:table-cell office:value-type="string">
            <text:p>involved in hematopoietic growth factor signaling. Mutation are implicated in myeloproliferative disorders other than CML </text:p>
          </table:table-cell>
        </table:table-row>
        <table:table-row table:style-name="ro1">
          <table:table-cell office:value-type="string">
            <text:p>myeloficrosis</text:p>
          </table:table-cell>
          <table:table-cell office:value-type="string">
            <text:p>ficrotic obliteration of bone marrow. Decrease RBC. </text:p>
          </table:table-cell>
        </table:table-row>
        <table:table-row table:style-name="ro1">
          <table:table-cell office:value-type="string">
            <text:p>Essential thrombocytosis </text:p>
          </table:table-cell>
          <table:table-cell office:value-type="string">
            <text:p>similar to polycythemia vera, but secific for megakaryocytes. </text:p>
          </table:table-cell>
        </table:table-row>
        <table:table-row table:style-name="ro3">
          <table:table-cell table:style-name="ce3" office:value-type="string">
            <text:p>Soccer player who was kicked in the leg suffered a damaged medial meniscus.</text:p>
          </table:table-cell>
          <table:table-cell table:style-name="ce6" office:value-type="string">
            <text:p>Anterior cruciate ligament (remember the “unhappy triad”).</text:p>
          </table:table-cell>
        </table:table-row>
        <table:table-row table:style-name="ro1">
          <table:table-cell office:value-type="string">
            <text:p>unhappy triad </text:p>
          </table:table-cell>
          <table:table-cell office:value-type="string">
            <text:p>Anterior cruciate ligament, medial collateral ligament, lateral meniscus </text:p>
          </table:table-cell>
        </table:table-row>
        <table:table-row table:style-name="ro3">
          <table:table-cell table:style-name="ce3" office:value-type="string">
            <text:p>Gymnast dislocates her shoulder anteriorly.</text:p>
          </table:table-cell>
          <table:table-cell table:style-name="ce3" office:value-type="string">
            <text:p>Axillary nerve (C5, C6).</text:p>
          </table:table-cell>
        </table:table-row>
        <table:table-row table:style-name="ro3">
          <table:table-cell table:style-name="ce3" office:value-type="string">
            <text:p>X-ray shows bilateral hilar lymphadenopathy.</text:p>
          </table:table-cell>
          <table:table-cell table:style-name="ce3" office:value-type="string">
            <text:p>Sarcoidosis.</text:p>
          </table:table-cell>
        </table:table-row>
        <table:table-row table:style-name="ro3">
          <table:table-cell table:style-name="ce3" office:value-type="string">
            <text:p>25-year-old woman presents with a low-grade fever, a rash across her nose that gets worse when she is out in the sun, and widespread edema.</text:p>
          </table:table-cell>
          <table:table-cell table:style-name="ce6" office:value-type="string">
            <text:p>SLE</text:p>
          </table:table-cell>
        </table:table-row>
        <table:table-row table:style-name="ro3">
          <table:table-cell table:style-name="ce3" office:value-type="string">
            <text:p>85-year-old man presents with acute knee pain and swelling. X-ray shows joint space without erosion.</text:p>
          </table:table-cell>
          <table:table-cell table:style-name="ce3" office:value-type="string">
            <text:p>Pseudogout; rhomboid calcium pyrophosphate crystals.</text:p>
          </table:table-cell>
        </table:table-row>
        <table:table-row table:style-name="ro4">
          <table:table-cell table:style-name="ce4" office:value-type="string">
            <text:p><text:span text:style-name="T1">Patient describes </text:span><text:span text:style-name="T2">↓ </text:span><text:span text:style-name="T1">prick sensation on the lateral aspect of her leg and foot.</text:span></text:p>
          </table:table-cell>
          <table:table-cell table:style-name="ce3" office:value-type="string">
            <text:p>Dorsiflexion and eversion of the foot (common peroneal nerve).</text:p>
          </table:table-cell>
        </table:table-row>
        <table:table-row table:style-name="ro3">
          <table:table-cell table:style-name="ce3" office:value-type="string">
            <text:p>Elderly woman presents with arthritis, pain, numbness, and tingling over the lateral digits of her right hand. On exam, she has wasting of the thenar eminence.</text:p>
          </table:table-cell>
          <table:table-cell table:style-name="ce3" office:value-type="string">
            <text:p>Carpal tunnel syndrome, median nerve compression.</text:p>
          </table:table-cell>
        </table:table-row>
        <table:table-row table:style-name="ro4">
          <table:table-cell table:style-name="ce5" office:value-type="string">
            <text:p><text:span text:style-name="T1">20-year-old dancer reports </text:span><text:span text:style-name="T2">↓ </text:span><text:span text:style-name="T1">plantar flexion and </text:span><text:span text:style-name="T2">↓ </text:span><text:span text:style-name="T1">sensation over the back of her thigh, calf, and lateral half of her foot.</text:span></text:p>
          </table:table-cell>
          <table:table-cell table:style-name="ce6" office:value-type="string">
            <text:p>Tibial (L4–S3).</text:p>
          </table:table-cell>
        </table:table-row>
        <table:table-row table:style-name="ro3">
          <table:table-cell table:style-name="ce6" office:value-type="string">
            <text:p>Teen falls while rollerblading and hurts his elbow. He can’t feel the medial part of his palm.</text:p>
          </table:table-cell>
          <table:table-cell table:style-name="ce6" office:value-type="string">
            <text:p>Ulnar nerve due to broken medial condyle.</text:p>
          </table:table-cell>
        </table:table-row>
        <table:table-row table:style-name="ro3">
          <table:table-cell table:style-name="ce3" office:value-type="string">
            <text:p>Field hockey player presents to the ER after falling on her arm during practice. X-ray shows midshaft break of the humerus.</text:p>
          </table:table-cell>
          <table:table-cell table:style-name="ce6" office:value-type="string">
            <text:p>The radial nerve and deep brachial artery, which run together.</text:p>
          </table:table-cell>
        </table:table-row>
        <table:table-row table:style-name="ro2">
          <table:table-cell office:value-type="string">
            <text:p>epidermis layers </text:p>
          </table:table-cell>
          <table:table-cell table:style-name="ce11" office:value-type="string">
            <text:p><text:span text:style-name="T8">From surface to base: stratum Corneum, stratum Lucidum, stratum Granulosum, stratum Spinosum, stratum Basalis. </text:span><text:span text:style-name="T6">Californians Like Girls in string bikinis. </text:span></text:p>
          </table:table-cell>
        </table:table-row>
        <table:table-row table:style-name="ro1">
          <table:table-cell table:style-name="ce7" office:value-type="string">
            <text:p><text:span text:style-name="T3">Zona occludens </text:span><text:span text:style-name="T4">(tight junction)</text:span></text:p>
          </table:table-cell>
          <table:table-cell table:style-name="ce12" office:value-type="string">
            <text:p>prevents diffusion across paracellular space; composed of claudins and occludins</text:p>
          </table:table-cell>
        </table:table-row>
        <table:table-row table:style-name="ro1">
          <table:table-cell table:style-name="ce7" office:value-type="string">
            <text:p><text:span text:style-name="T3">Zona adherens </text:span><text:span text:style-name="T4">(intermediate junction)–</text:span></text:p>
          </table:table-cell>
          <table:table-cell table:style-name="ce12" office:value-type="string">
            <text:p>surrounds perimeter just below zona occludens; cadherins connect to actin</text:p>
          </table:table-cell>
        </table:table-row>
        <table:table-row table:style-name="ro1">
          <table:table-cell/>
          <table:table-cell office:value-type="string">
            <text:p>CADherins are Ca dependent Adhesion molecules</text:p>
          </table:table-cell>
        </table:table-row>
        <table:table-row table:style-name="ro1">
          <table:table-cell table:style-name="ce7" office:value-type="string">
            <text:p><text:span text:style-name="T3">Macula adherens </text:span><text:span text:style-name="T4">(desmosome)––</text:span></text:p>
          </table:table-cell>
          <table:table-cell table:style-name="ce12" office:value-type="string">
            <text:p>small, discrete sites of attachment; cadherins connect to intermediate filaments</text:p>
          </table:table-cell>
        </table:table-row>
        <table:table-row table:style-name="ro1">
          <table:table-cell table:style-name="ce7" office:value-type="string">
            <text:p><text:span text:style-name="T3">Gap junction</text:span><text:span text:style-name="T4">–</text:span></text:p>
          </table:table-cell>
          <table:table-cell table:style-name="ce12" office:value-type="string">
            <text:p>allows adjacent cells to communicate for electric and metabolic functions</text:p>
          </table:table-cell>
        </table:table-row>
        <table:table-row table:style-name="ro1">
          <table:table-cell table:style-name="ce7" office:value-type="string">
            <text:p><text:span text:style-name="T3">Integrin</text:span><text:span text:style-name="T4">––</text:span></text:p>
          </table:table-cell>
          <table:table-cell table:style-name="ce12" office:value-type="string">
            <text:p>maintains integrity of basement membrane; binds to lamin in BM</text:p>
          </table:table-cell>
        </table:table-row>
        <table:table-row table:style-name="ro1">
          <table:table-cell table:style-name="ce8" office:value-type="string">
            <text:p>Hemidesmosome</text:p>
          </table:table-cell>
          <table:table-cell table:style-name="ce12" office:value-type="string">
            <text:p>connects cells to underlying extracellular matrix</text:p>
          </table:table-cell>
        </table:table-row>
        <table:table-row table:style-name="ro1">
          <table:table-cell table:style-name="ce2" office:value-type="string">
            <text:p>Unhappy triad/ knee injury</text:p>
          </table:table-cell>
          <table:table-cell table:style-name="ce1" office:value-type="string">
            <text:p>Positive anterior drawer sign indicates tearing of the ACL.</text:p>
          </table:table-cell>
        </table:table-row>
        <table:table-row table:style-name="ro1">
          <table:table-cell/>
          <table:table-cell table:style-name="ce1" office:value-type="string">
            <text:p>Abnormal passive abduction indicates a torn MCL.</text:p>
          </table:table-cell>
        </table:table-row>
        <table:table-row table:style-name="ro1">
          <table:table-cell/>
          <table:table-cell table:style-name="ce1" office:value-type="string">
            <text:p>his common football injury (caused by clipping from the lateral side) consists of damage to medial collateral ligament (MCL), medial meniscus, and anterior cruciate ligament (ACL).</text:p>
          </table:table-cell>
        </table:table-row>
        <table:table-row table:style-name="ro1">
          <table:table-cell office:value-type="string">
            <text:p>pudendal nerve block( relieve pain of pregnant)</text:p>
          </table:table-cell>
          <table:table-cell office:value-type="string">
            <text:p>ischial spine </text:p>
          </table:table-cell>
        </table:table-row>
        <table:table-row table:style-name="ro1">
          <table:table-cell office:value-type="string">
            <text:p>Appendix </text:p>
          </table:table-cell>
          <table:table-cell table:style-name="ce13" office:value-type="string">
            <text:p>2/3 of the way from the umbilicus to the anterior superior iliac spine. </text:p>
          </table:table-cell>
        </table:table-row>
        <table:table-row table:style-name="ro1">
          <table:table-cell office:value-type="string">
            <text:p>lumbar puncture </text:p>
          </table:table-cell>
          <table:table-cell office:value-type="string">
            <text:p>iliac crest </text:p>
          </table:table-cell>
        </table:table-row>
        <table:table-row table:style-name="ro5">
          <table:table-cell table:style-name="ce9" office:value-type="string">
            <text:p><text:span text:style-name="T5">Rotator cuff</text:span></text:p>
            <text:p><text:span text:style-name="T5">Muscles</text:span></text:p>
          </table:table-cell>
          <table:table-cell table:style-name="ce1" office:value-type="string">
            <text:p>Shoulder muscles that form the rotator cuff: Supraspinatus––helps deltoid abduct arm. Infraspinatus––laterally rotates arm. Teres minor––adducts and laterally rotates arm. Subscapularis––medially rotates and adducts arm.</text:p>
          </table:table-cell>
        </table:table-row>
        <table:table-row table:style-name="ro1">
          <table:table-cell/>
          <table:table-cell table:style-name="ce1" office:value-type="string">
            <text:p>SItS (small t is for teres minor).</text:p>
          </table:table-cell>
        </table:table-row>
        <table:table-row table:style-name="ro1">
          <table:table-cell office:value-type="string">
            <text:p>upper trunk </text:p>
          </table:table-cell>
          <table:table-cell office:value-type="string">
            <text:p>lesioned by trauma </text:p>
          </table:table-cell>
        </table:table-row>
        <table:table-row table:style-name="ro1">
          <table:table-cell office:value-type="string">
            <text:p>lower trunk of branchial plexus</text:p>
          </table:table-cell>
          <table:table-cell office:value-type="string">
            <text:p>compressed by cervical rib or by pancoast tumor of lung. Lead to klumpke's palsy</text:p>
          </table:table-cell>
        </table:table-row>
        <table:table-row table:style-name="ro1">
          <table:table-cell office:value-type="string">
            <text:p>axillary nerve</text:p>
          </table:table-cell>
          <table:table-cell office:value-type="string">
            <text:p>lesioned by fracture of surgical neck. Dislocation of the humerus, intramuscular injections. </text:p>
          </table:table-cell>
        </table:table-row>
        <table:table-row table:style-name="ro1">
          <table:table-cell office:value-type="string">
            <text:p>radial nerve in spiral groove</text:p>
          </table:table-cell>
          <table:table-cell office:value-type="string">
            <text:p>lesioned by midshaft fracture of humerus </text:p>
          </table:table-cell>
        </table:table-row>
        <table:table-row table:style-name="ro1">
          <table:table-cell office:value-type="string">
            <text:p>radial nerve deep branch</text:p>
          </table:table-cell>
          <table:table-cell office:value-type="string">
            <text:p>streched by subluxation of radius </text:p>
          </table:table-cell>
        </table:table-row>
        <table:table-row table:style-name="ro1">
          <table:table-cell office:value-type="string">
            <text:p>recurrent branch of median n</text:p>
          </table:table-cell>
          <table:table-cell office:value-type="string">
            <text:p>lesioned by superficial laceraion</text:p>
          </table:table-cell>
        </table:table-row>
        <table:table-row table:style-name="ro1">
          <table:table-cell office:value-type="string">
            <text:p>medial nerve </text:p>
          </table:table-cell>
          <table:table-cell office:value-type="string">
            <text:p>compressed in carpal tunnel syndrome and by dislocated lunate</text:p>
          </table:table-cell>
        </table:table-row>
        <table:table-row table:style-name="ro1">
          <table:table-cell office:value-type="string">
            <text:p>medial nerve </text:p>
          </table:table-cell>
          <table:table-cell office:value-type="string">
            <text:p>compressed by supracodylar fracture of humerus, pronator teres syndrome. </text:p>
          </table:table-cell>
        </table:table-row>
        <table:table-row table:style-name="ro1">
          <table:table-cell office:value-type="string">
            <text:p>anterior interosseous nerve </text:p>
          </table:table-cell>
          <table:table-cell office:value-type="string">
            <text:p>compressed in deep forarm </text:p>
          </table:table-cell>
        </table:table-row>
        <table:table-row table:style-name="ro1">
          <table:table-cell office:value-type="string">
            <text:p>ulnar nerve </text:p>
          </table:table-cell>
          <table:table-cell office:value-type="string">
            <text:p>lesioned by trauma to heel of the hand, fracture of hook of hamate</text:p>
          </table:table-cell>
        </table:table-row>
        <table:table-row table:style-name="ro1">
          <table:table-cell office:value-type="string">
            <text:p>ulnar nerve </text:p>
          </table:table-cell>
          <table:table-cell office:value-type="string">
            <text:p>lesioned by repeated minor trauma. Fracture of medial epicondyle of humerus </text:p>
          </table:table-cell>
        </table:table-row>
        <table:table-row table:style-name="ro1">
          <table:table-cell office:value-type="string">
            <text:p>radial nerve </text:p>
          </table:table-cell>
          <table:table-cell office:value-type="string">
            <text:p>compressed in axilla by incorrect use of crutch</text:p>
          </table:table-cell>
        </table:table-row>
        <table:table-row table:style-name="ro1">
          <table:table-cell table:style-name="ce2" office:value-type="string">
            <text:p>Erb-Duchenne palsy</text:p>
          </table:table-cell>
          <table:table-cell table:style-name="ce1" office:value-type="string">
            <text:p>Traction or tear of the upper trunk of the brachial plexus (C5 and C6 roots); follows blow to shoulder or trauma during delivery.</text:p>
          </table:table-cell>
        </table:table-row>
        <table:table-row table:style-name="ro1">
          <table:table-cell/>
          <table:table-cell table:style-name="ce1" office:value-type="string">
            <text:p>Findings: limb hangs by side (paralysis of abductors), medially rotated (paralysis of lateral rotators), forearm is pronated (loss of biceps).</text:p>
          </table:table-cell>
        </table:table-row>
        <table:table-row table:style-name="ro1">
          <table:table-cell table:style-name="ce2" office:value-type="string">
            <text:p>Thoracic outlet syndrome (Klumpke’s palsy)</text:p>
          </table:table-cell>
          <table:table-cell table:style-name="ce1" office:value-type="string">
            <text:p>An embryologic defect; can compress subclavian artery and inferior trunk of brachial plexus (C8, T1), resulting in thoracic outlet syndrome:</text:p>
          </table:table-cell>
        </table:table-row>
        <table:table-row table:style-name="ro1">
          <table:table-cell/>
          <table:table-cell table:style-name="ce1" office:value-type="string">
            <text:p>1. Atrophy of the thenar and hypothenar eminences 2. Atrophy of the interosseous muscles 3. Sensory deficits on the medial side of the forearm and hand 4. Disappearance of the radial pulse upon moving the head toward the opposite side</text:p>
          </table:table-cell>
        </table:table-row>
        <table:table-row table:style-name="ro1">
          <table:table-cell office:value-type="string">
            <text:p>ulnar claw, median claw, ape hand, klumpke's total claw</text:p>
          </table:table-cell>
          <table:table-cell office:value-type="string">
            <text:p><text:s/>all about lumbricals= flex the MCP <text:s/>joints and extend both DIP and PIP joints. </text:p>
          </table:table-cell>
        </table:table-row>
        <table:table-row table:style-name="ro1">
          <table:table-cell office:value-type="string">
            <text:p>ulnar claw</text:p>
          </table:table-cell>
          <table:table-cell office:value-type="string">
            <text:p>distal ulnar nerve lesion= loss of medial lumbrical funciton = 4, 5 digits are clawed.</text:p>
          </table:table-cell>
        </table:table-row>
        <table:table-row table:style-name="ro1">
          <table:table-cell office:value-type="string">
            <text:p>media claw</text:p>
          </table:table-cell>
          <table:table-cell office:value-type="string">
            <text:p>distal median nerve leision= lateral lumbrical function= 2. 3 </text:p>
          </table:table-cell>
        </table:table-row>
        <table:table-row table:style-name="ro1">
          <table:table-cell office:value-type="string">
            <text:p>ape hand </text:p>
          </table:table-cell>
          <table:table-cell office:value-type="string">
            <text:p>proximal median nerve lesion= loss opponents pollicis muscle function= unopposable thumb ( inability to abduct thumb )</text:p>
          </table:table-cell>
        </table:table-row>
        <table:table-row table:style-name="ro1">
          <table:table-cell office:value-type="string">
            <text:p>klumpke's total claw </text:p>
          </table:table-cell>
          <table:table-cell office:value-type="string">
            <text:p>lesion of lower trunk ( C8, T1) of brachial plexus = loss of function of all lumbricals, forearm finger flexors ( fed by part of median nerve with C5-C7) and finger extensors ( fed by radial nerve ) are unopposed = clawing of all digits. </text:p>
          </table:table-cell>
        </table:table-row>
        <table:table-row table:style-name="ro1">
          <table:table-cell table:style-name="ce2" office:value-type="string">
            <text:p>Radial nerve</text:p>
          </table:table-cell>
          <table:table-cell table:style-name="ce1" office:value-type="string">
            <text:p>Known as the “great extensor nerve.” Provides innervation of the Brachioradialis, Extensors of the wrist and fingers, Supinator, and Triceps.</text:p>
          </table:table-cell>
        </table:table-row>
        <table:table-row table:style-name="ro1">
          <table:table-cell/>
          <table:table-cell table:style-name="ce1" office:value-type="string">
            <text:p>Radial nerve innervates the</text:p>
          </table:table-cell>
        </table:table-row>
        <table:table-row table:style-name="ro1">
          <table:table-cell/>
          <table:table-cell table:style-name="ce1" office:value-type="string">
            <text:p>BEST! To SUPinate is to move as if</text:p>
          </table:table-cell>
        </table:table-row>
        <table:table-row table:style-name="ro1">
          <table:table-cell/>
          <table:table-cell table:style-name="ce1" office:value-type="string">
            <text:p>carrying a bowl of SOUP.</text:p>
          </table:table-cell>
        </table:table-row>
        <table:table-row table:style-name="ro1">
          <table:table-cell table:style-name="ce2" office:value-type="string">
            <text:p>Hand muscles</text:p>
          </table:table-cell>
          <table:table-cell table:style-name="ce1" office:value-type="string">
            <text:p>Thenar––Opponens pollicis, Abductor pollicis brevis, Flexor pollicis brevis.</text:p>
          </table:table-cell>
        </table:table-row>
        <table:table-row table:style-name="ro1">
          <table:table-cell/>
          <table:table-cell table:style-name="ce1" office:value-type="string">
            <text:p>Hypothenar––Opponens digiti minimi, Abductor digiti minimi, Flexor digiti minimi.</text:p>
          </table:table-cell>
        </table:table-row>
        <table:table-row table:style-name="ro2">
          <table:table-cell/>
          <table:table-cell table:style-name="ce14" office:value-type="string">
            <text:p><text:span text:style-name="T6">Dorsal interosseous muscles––abduct the fingers. Palmar interosseous muscles––adduct the fingers. Lumbrical muscles––flex at the MP joint.</text:span><text:span text:style-name="T5">M</text:span></text:p>
          </table:table-cell>
        </table:table-row>
        <table:table-row table:style-name="ro1">
          <table:table-cell/>
          <table:table-cell office:value-type="string">
            <text:p>DAB= dorsals abduct, PAD= palmars adduct </text:p>
          </table:table-cell>
        </table:table-row>
        <table:table-row table:style-name="ro1">
          <table:table-cell office:value-type="string">
            <text:p>repetitive elbow trauma</text:p>
          </table:table-cell>
          <table:table-cell office:value-type="string">
            <text:p>degenerative injury due to repeated use. Leads to tiny tears in tendons and muscles. May be inflammatory – lateral epicondylitis, ( tennis elbow) , medial epicondylitis ( golf elbow). </text:p>
          </table:table-cell>
        </table:table-row>
        <table:table-row table:style-name="ro1">
          <table:table-cell table:style-name="ce1" office:value-type="string">
            <text:p>PED</text:p>
          </table:table-cell>
          <table:table-cell table:style-name="ce15" office:value-type="string">
            <text:p>Peroneal Everts and Dorsiflexes; if injured, foot dropPED.</text:p>
          </table:table-cell>
        </table:table-row>
        <table:table-row table:style-name="ro1">
          <table:table-cell table:style-name="ce1" office:value-type="string">
            <text:p>TIP </text:p>
          </table:table-cell>
          <table:table-cell table:style-name="ce1" office:value-type="string">
            <text:p>Tibial Inverts and Plantarflexes; if injured, can’t stand on TIPtoes.</text:p>
          </table:table-cell>
        </table:table-row>
        <table:table-row table:style-name="ro1">
          <table:table-cell table:style-name="ce1" office:value-type="string">
            <text:p>Superior gluteal</text:p>
          </table:table-cell>
          <table:table-cell table:style-name="ce1" office:value-type="string">
            <text:p>Can’t abduct thigh (positive Trendelenburg sign)</text:p>
          </table:table-cell>
        </table:table-row>
        <table:table-row table:style-name="ro1">
          <table:table-cell/>
          <table:table-cell table:style-name="ce1" office:value-type="string">
            <text:p>Posterior hip dislocation or polio</text:p>
          </table:table-cell>
        </table:table-row>
        <table:table-row table:style-name="ro1">
          <table:table-cell table:style-name="ce1" office:value-type="string">
            <text:p>Inferior gluteal</text:p>
          </table:table-cell>
          <table:table-cell table:style-name="ce1" office:value-type="string">
            <text:p>Can’t jump, climb stairs, or rise from seated position</text:p>
          </table:table-cell>
        </table:table-row>
        <table:table-row table:style-name="ro1">
          <table:table-cell/>
          <table:table-cell table:style-name="ce1" office:value-type="string">
            <text:p>Posterior hip dislocation</text:p>
          </table:table-cell>
        </table:table-row>
        <table:table-row table:style-name="ro1">
          <table:table-cell table:style-name="ce1" office:value-type="string">
            <text:p>Femoral</text:p>
          </table:table-cell>
          <table:table-cell table:style-name="ce15" office:value-type="string">
            <text:p>Can’t flex thigh or extend leg</text:p>
          </table:table-cell>
        </table:table-row>
        <table:table-row table:style-name="ro1">
          <table:table-cell/>
          <table:table-cell office:value-type="string">
            <text:p>Anterior thigh and medial leg sensory loss </text:p>
          </table:table-cell>
        </table:table-row>
        <table:table-row table:style-name="ro1">
          <table:table-cell/>
          <table:table-cell office:value-type="string">
            <text:p>pelvic fracture </text:p>
          </table:table-cell>
        </table:table-row>
        <table:table-row table:style-name="ro1">
          <table:table-cell table:style-name="ce1" office:value-type="string">
            <text:p>Obturator</text:p>
          </table:table-cell>
          <table:table-cell table:style-name="ce1" office:value-type="string">
            <text:p>Can’t adduct thigh, medial thigh sensory loss, anterior hip dislocation. </text:p>
          </table:table-cell>
        </table:table-row>
        <table:table-row table:style-name="ro1">
          <table:table-cell office:value-type="string">
            <text:p>muscle conduction </text:p>
          </table:table-cell>
          <table:table-cell office:value-type="string">
            <text:p>T-tubule membrane= dihydropyridine receptor </text:p>
          </table:table-cell>
        </table:table-row>
        <table:table-row table:style-name="ro1">
          <table:table-cell/>
          <table:table-cell office:value-type="string">
            <text:p>cytosol= ryanodine receptor</text:p>
          </table:table-cell>
        </table:table-row>
        <table:table-row table:style-name="ro1">
          <table:table-cell office:value-type="string">
            <text:p>A band,</text:p>
          </table:table-cell>
          <table:table-cell office:value-type="string">
            <text:p>length of myosin </text:p>
          </table:table-cell>
        </table:table-row>
        <table:table-row table:style-name="ro1">
          <table:table-cell office:value-type="string">
            <text:p>z line</text:p>
          </table:table-cell>
          <table:table-cell office:value-type="string">
            <text:p>actin attachment. Thin lines along with z line= actin</text:p>
          </table:table-cell>
        </table:table-row>
        <table:table-row table:style-name="ro1">
          <table:table-cell office:value-type="string">
            <text:p>I band</text:p>
          </table:table-cell>
          <table:table-cell office:value-type="string">
            <text:p>only actin </text:p>
          </table:table-cell>
        </table:table-row>
        <table:table-row table:style-name="ro1">
          <table:table-cell office:value-type="string">
            <text:p>M line </text:p>
          </table:table-cell>
          <table:table-cell office:value-type="string">
            <text:p>myosin attachment. Triangular structure emanating from M line = Myosin </text:p>
          </table:table-cell>
        </table:table-row>
        <table:table-row table:style-name="ro1">
          <table:table-cell office:value-type="string">
            <text:p>H band </text:p>
          </table:table-cell>
          <table:table-cell office:value-type="string">
            <text:p>only myosin </text:p>
          </table:table-cell>
        </table:table-row>
        <table:table-row table:style-name="ro1">
          <table:table-cell office:value-type="string">
            <text:p>Type 1 muscle </text:p>
          </table:table-cell>
          <table:table-cell office:value-type="string">
            <text:p>slow twich, red fibers due to increase mitochondria and myoglobin concentration ( increase oxidative phosphorylation) = sustained contraction</text:p>
          </table:table-cell>
        </table:table-row>
        <table:table-row table:style-name="ro1">
          <table:table-cell office:value-type="string">
            <text:p>Typer 2 muscle </text:p>
          </table:table-cell>
          <table:table-cell office:value-type="string">
            <text:p>fast twitch, white fibers due to decrease mitochondria and myoglobin concentration ( increase anarobic glycolysis), weight training results in hypertrophy of fast twitch muscle fibers. </text:p>
          </table:table-cell>
        </table:table-row>
      </table:table>
      <table:table table:name="Sheet2" table:style-name="ta1" table:print="false">
        <table:table-column table:style-name="co3" table:default-cell-style-name="Default"/>
        <table:table-row table:style-name="ro1">
          <table:table-cell/>
        </table:table-row>
      </table:table>
      <table:table table:name="Sheet3" table:style-name="ta1" table:print="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3">07/23/2010</text:date>, <text:time>20:28: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22T17:15:09</meta:creation-date>
    <dc:date>2010-07-23T20:28:27</dc:date>
    <dc:creator>Jianshi Huang</dc:creator>
    <meta:editing-duration>PT01H42M13S</meta:editing-duration>
    <meta:editing-cycles>4</meta:editing-cycles>
    <meta:generator>OpenOffice.org/3.2$Unix OpenOffice.org_project/320m12$Build-9483</meta:generator>
    <meta:document-statistic meta:table-count="3" meta:cell-count="172" meta:object-count="0"/>
  </office:meta>
</office:document-meta>
</file>